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fec" officeooo:paragraph-rsid="001affec"/>
    </style:style>
    <style:style style:name="P2" style:family="paragraph" style:parent-style-name="Standard">
      <style:text-properties officeooo:paragraph-rsid="001affec"/>
    </style:style>
    <style:style style:name="P3" style:family="paragraph" style:parent-style-name="Standard">
      <style:text-properties officeooo:rsid="001c5fcc" officeooo:paragraph-rsid="001c5fcc"/>
    </style:style>
    <style:style style:name="P4" style:family="paragraph" style:parent-style-name="Standard">
      <style:text-properties officeooo:rsid="001d2eaa" officeooo:paragraph-rsid="001d2eaa"/>
    </style:style>
    <style:style style:name="P5" style:family="paragraph" style:parent-style-name="Standard">
      <style:text-properties officeooo:rsid="001ef400" officeooo:paragraph-rsid="001ef400"/>
    </style:style>
    <style:style style:name="P6" style:family="paragraph" style:parent-style-name="Standard">
      <style:text-properties officeooo:rsid="0020374f" officeooo:paragraph-rsid="0020374f"/>
    </style:style>
    <style:style style:name="P7" style:family="paragraph" style:parent-style-name="Standard">
      <style:text-properties officeooo:rsid="0021ba04" officeooo:paragraph-rsid="0021ba04"/>
    </style:style>
    <style:style style:name="P8" style:family="paragraph" style:parent-style-name="Standard">
      <style:text-properties officeooo:rsid="002305be" officeooo:paragraph-rsid="002305be"/>
    </style:style>
    <style:style style:name="P9" style:family="paragraph" style:parent-style-name="Standard">
      <style:text-properties officeooo:rsid="00242b3f" officeooo:paragraph-rsid="00242b3f"/>
    </style:style>
    <style:style style:name="P10" style:family="paragraph" style:parent-style-name="Standard">
      <style:text-properties fo:font-variant="normal" fo:text-transform="none" fo:color="#333333" loext:opacity="100%" style:font-name="Arial" fo:font-size="12pt" fo:letter-spacing="normal" fo:font-style="normal" fo:font-weight="normal" officeooo:rsid="001affec" officeooo:paragraph-rsid="001affec"/>
    </style:style>
    <style:style style:name="P11" style:family="paragraph" style:parent-style-name="Standard">
      <style:text-properties fo:font-variant="normal" fo:text-transform="none" fo:color="#333333" loext:opacity="100%" style:font-name="Arial" fo:font-size="12pt" fo:letter-spacing="normal" fo:font-style="normal" fo:font-weight="normal" officeooo:rsid="001c5fcc" officeooo:paragraph-rsid="001c5fcc"/>
    </style:style>
    <style:style style:name="P12" style:family="paragraph" style:parent-style-name="Standard">
      <style:text-properties fo:font-variant="normal" fo:text-transform="none" fo:color="#333333" loext:opacity="100%" style:font-name="Arial" fo:font-size="12pt" fo:letter-spacing="normal" fo:font-style="normal" fo:font-weight="normal" officeooo:rsid="001d2eaa" officeooo:paragraph-rsid="001c5fcc"/>
    </style:style>
    <style:style style:name="P13" style:family="paragraph" style:parent-style-name="Standard">
      <style:text-properties fo:font-variant="normal" fo:text-transform="none" fo:color="#333333" loext:opacity="100%" style:font-name="Arial" fo:font-size="12pt" fo:letter-spacing="normal" fo:font-style="normal" fo:font-weight="normal" officeooo:rsid="001d2eaa" officeooo:paragraph-rsid="001d2eaa"/>
    </style:style>
    <style:style style:name="P14" style:family="paragraph" style:parent-style-name="Standard">
      <style:text-properties fo:font-variant="normal" fo:text-transform="none" fo:color="#333333" loext:opacity="100%" style:font-name="Arial" fo:font-size="12pt" fo:letter-spacing="normal" fo:font-style="normal" fo:font-weight="normal" officeooo:rsid="001ef400" officeooo:paragraph-rsid="001ef400"/>
    </style:style>
    <style:style style:name="P15" style:family="paragraph" style:parent-style-name="Standard">
      <style:text-properties fo:font-variant="normal" fo:text-transform="none" fo:color="#333333" loext:opacity="100%" style:font-name="Arial" fo:font-size="12pt" fo:letter-spacing="normal" fo:font-style="normal" fo:font-weight="normal" officeooo:rsid="0020374f" officeooo:paragraph-rsid="001ef400"/>
    </style:style>
    <style:style style:name="P16" style:family="paragraph" style:parent-style-name="Standard">
      <style:text-properties fo:font-variant="normal" fo:text-transform="none" fo:color="#333333" loext:opacity="100%" style:font-name="Arial" fo:font-size="12pt" fo:letter-spacing="normal" fo:font-style="normal" fo:font-weight="normal" officeooo:rsid="0020374f" officeooo:paragraph-rsid="0020374f"/>
    </style:style>
    <style:style style:name="P17" style:family="paragraph" style:parent-style-name="Standard">
      <style:text-properties fo:font-variant="normal" fo:text-transform="none" fo:color="#333333" loext:opacity="100%" style:font-name="Arial" fo:font-size="12pt" fo:letter-spacing="normal" fo:font-style="normal" fo:font-weight="normal" officeooo:rsid="0021ba04" officeooo:paragraph-rsid="0020374f"/>
    </style:style>
    <style:style style:name="P18" style:family="paragraph" style:parent-style-name="Standard">
      <style:text-properties fo:font-variant="normal" fo:text-transform="none" fo:color="#333333" loext:opacity="100%" style:font-name="Arial" fo:font-size="12pt" fo:letter-spacing="normal" fo:font-style="normal" fo:font-weight="normal" officeooo:rsid="00242b3f" officeooo:paragraph-rsid="00242b3f"/>
    </style:style>
    <style:style style:name="P19" style:family="paragraph" style:parent-style-name="Standard">
      <style:text-properties fo:font-variant="normal" fo:text-transform="none" fo:color="#333333" loext:opacity="100%" style:font-name="Arial" fo:font-size="12pt" fo:letter-spacing="normal" fo:font-style="normal" fo:font-weight="bold" officeooo:rsid="0021ba04" officeooo:paragraph-rsid="0020374f" style:font-weight-asian="bold" style:font-weight-complex="bold"/>
    </style:style>
    <style:style style:name="P20" style:family="paragraph" style:parent-style-name="Standard">
      <style:text-properties fo:font-variant="normal" fo:text-transform="none" fo:color="#333333" loext:opacity="100%" style:font-name="Arial" fo:letter-spacing="normal" fo:font-style="normal" fo:font-weight="normal" officeooo:rsid="00245d08" officeooo:paragraph-rsid="00245d08" style:font-weight-asian="bold" style:font-weight-complex="bold"/>
    </style:style>
    <style:style style:name="P21" style:family="paragraph" style:parent-style-name="Standard">
      <style:text-properties fo:font-variant="normal" fo:text-transform="none" fo:color="#333333" loext:opacity="100%" style:font-name="Arial" fo:letter-spacing="normal" fo:font-style="normal" fo:font-weight="normal" officeooo:rsid="00245d08" officeooo:paragraph-rsid="00258c9d" style:font-weight-asian="bold" style:font-weight-complex="bold"/>
    </style:style>
    <style:style style:name="P22" style:family="paragraph" style:parent-style-name="Standard">
      <style:text-properties fo:font-variant="normal" fo:text-transform="none" fo:color="#333333" loext:opacity="100%" style:font-name="Arial" fo:letter-spacing="normal" fo:font-style="normal" fo:font-weight="normal" officeooo:rsid="00245d08" officeooo:paragraph-rsid="00269d24" style:font-weight-asian="bold" style:font-weight-complex="bold"/>
    </style:style>
    <style:style style:name="P23" style:family="paragraph" style:parent-style-name="Standard">
      <style:text-properties fo:font-variant="normal" fo:text-transform="none" fo:color="#333333" loext:opacity="100%" style:font-name="Arial" fo:letter-spacing="normal" fo:font-style="normal" fo:font-weight="normal" officeooo:rsid="00245d08" officeooo:paragraph-rsid="00280e31" style:font-weight-asian="bold" style:font-weight-complex="bold"/>
    </style:style>
    <style:style style:name="P24" style:family="paragraph" style:parent-style-name="Standard">
      <style:text-properties fo:font-variant="normal" fo:text-transform="none" fo:color="#333333" loext:opacity="100%" style:font-name="Arial" fo:letter-spacing="normal" fo:font-style="normal" fo:font-weight="normal" officeooo:rsid="00258c9d" officeooo:paragraph-rsid="00258c9d" style:font-weight-asian="bold" style:font-weight-complex="bold"/>
    </style:style>
    <style:style style:name="P25" style:family="paragraph" style:parent-style-name="Standard">
      <style:text-properties fo:font-variant="normal" fo:text-transform="none" fo:color="#333333" loext:opacity="100%" style:font-name="Arial" fo:letter-spacing="normal" fo:font-style="normal" fo:font-weight="normal" officeooo:rsid="0028c4de" officeooo:paragraph-rsid="0028c4de" style:font-weight-asian="bold" style:font-weight-complex="bold"/>
    </style:style>
    <style:style style:name="P26" style:family="paragraph" style:parent-style-name="Standard">
      <style:text-properties fo:font-weight="bold" officeooo:rsid="00242b3f" officeooo:paragraph-rsid="00242b3f" style:font-weight-asian="bold" style:font-weight-complex="bold"/>
    </style:style>
    <style:style style:name="P27" style:family="paragraph" style:parent-style-name="Standard">
      <style:text-properties fo:font-weight="bold" officeooo:rsid="00245d08" officeooo:paragraph-rsid="00245d08" style:font-weight-asian="bold" style:font-weight-complex="bold"/>
    </style:style>
    <style:style style:name="P28" style:family="paragraph" style:parent-style-name="Standard">
      <style:text-properties fo:font-weight="bold" officeooo:rsid="0029f19a" officeooo:paragraph-rsid="0029f19a" style:font-weight-asian="bold" style:font-weight-complex="bold"/>
    </style:style>
    <style:style style:name="P29" style:family="paragraph" style:parent-style-name="Standard">
      <style:text-properties fo:font-weight="bold" officeooo:rsid="002cbb8b" officeooo:paragraph-rsid="0029f19a" style:font-weight-asian="bold" style:font-weight-complex="bold"/>
    </style:style>
    <style:style style:name="P30" style:family="paragraph" style:parent-style-name="Standard">
      <style:text-properties fo:font-weight="bold" officeooo:rsid="002e0d3c" officeooo:paragraph-rsid="002e0d3c" style:font-weight-asian="bold" style:font-weight-complex="bold"/>
    </style:style>
    <style:style style:name="P31" style:family="paragraph" style:parent-style-name="Standard">
      <style:paragraph-properties fo:margin-left="0cm" fo:margin-right="0cm" fo:orphans="2" fo:widows="2" fo:text-indent="0cm" style:auto-text-indent="false"/>
    </style:style>
    <style:style style:name="P32" style:family="paragraph" style:parent-style-name="Standard">
      <style:paragraph-properties fo:margin-left="0cm" fo:margin-right="0cm" fo:orphans="2" fo:widows="2" fo:text-indent="0cm" style:auto-text-indent="false"/>
      <style:text-properties officeooo:rsid="0028c4de"/>
    </style:style>
    <style:style style:name="P33" style:family="paragraph" style:parent-style-name="Standard">
      <style:paragraph-properties fo:margin-left="0cm" fo:margin-right="0cm" fo:orphans="2" fo:widows="2" fo:text-indent="0cm" style:auto-text-indent="false"/>
      <style:text-properties officeooo:rsid="0029f19a" officeooo:paragraph-rsid="0029f19a"/>
    </style:style>
    <style:style style:name="T1" style:family="text">
      <style:text-properties officeooo:rsid="001affec"/>
    </style:style>
    <style:style style:name="T2" style:family="text">
      <style:text-properties fo:font-variant="normal" fo:text-transform="none" fo:color="#333333" loext:opacity="100%" style:font-name="Arial" fo:font-size="12pt" fo:letter-spacing="normal" fo:font-style="normal"/>
    </style:style>
    <style:style style:name="T3" style:family="text">
      <style:text-properties fo:font-variant="normal" fo:text-transform="none" fo:color="#333333" loext:opacity="100%" style:font-name="Arial" fo:font-size="12pt" fo:letter-spacing="normal" fo:font-style="normal" fo:font-weight="normal"/>
    </style:style>
    <style:style style:name="T4" style:family="text">
      <style:text-properties fo:font-variant="normal" fo:text-transform="none" fo:color="#333333" loext:opacity="100%" style:font-name="Arial" fo:font-size="12pt" fo:letter-spacing="normal" fo:font-style="normal" fo:font-weight="normal" officeooo:rsid="001d2eaa"/>
    </style:style>
    <style:style style:name="T5" style:family="text">
      <style:text-properties fo:font-variant="normal" fo:text-transform="none" fo:color="#333333" loext:opacity="100%" style:font-name="Arial" fo:font-size="12pt" fo:letter-spacing="normal" fo:font-style="normal" fo:font-weight="normal" officeooo:rsid="0020374f"/>
    </style:style>
    <style:style style:name="T6" style:family="text">
      <style:text-properties fo:font-variant="normal" fo:text-transform="none" fo:color="#333333" loext:opacity="100%" style:font-name="Arial" fo:font-size="12pt" fo:letter-spacing="normal" fo:font-style="normal" fo:font-weight="normal" officeooo:rsid="0021ba04"/>
    </style:style>
    <style:style style:name="T7" style:family="text">
      <style:text-properties fo:font-variant="normal" fo:text-transform="none" fo:color="#333333" loext:opacity="100%" style:font-name="Arial" fo:font-size="12pt" fo:letter-spacing="normal" fo:font-style="normal" fo:font-weight="normal" officeooo:rsid="0021ba04" style:font-weight-asian="bold" style:font-weight-complex="bold"/>
    </style:style>
    <style:style style:name="T8" style:family="text">
      <style:text-properties fo:font-variant="normal" fo:text-transform="none" fo:color="#333333" loext:opacity="100%" style:font-name="Arial" fo:font-size="12pt" fo:letter-spacing="normal" fo:font-style="normal" fo:font-weight="bold" officeooo:rsid="0021ba04" style:font-weight-asian="bold" style:font-weight-complex="bold"/>
    </style:style>
    <style:style style:name="T9" style:family="text">
      <style:text-properties fo:font-variant="normal" fo:text-transform="none" fo:color="#333333" loext:opacity="100%" style:font-name="Arial" fo:font-size="12pt" fo:letter-spacing="normal" fo:font-style="normal" officeooo:rsid="0029f19a"/>
    </style:style>
    <style:style style:name="T10" style:family="text">
      <style:text-properties fo:font-variant="normal" fo:text-transform="none" fo:color="#333333" loext:opacity="100%" style:font-name="Arial" fo:font-size="12pt" fo:letter-spacing="normal" fo:font-style="normal" officeooo:rsid="002b4acb"/>
    </style:style>
    <style:style style:name="T11" style:family="text">
      <style:text-properties fo:font-variant="normal" fo:text-transform="none" fo:color="#333333" loext:opacity="100%" style:font-name="Arial" fo:font-size="12pt" fo:letter-spacing="normal" fo:font-style="normal" officeooo:rsid="002d56cf"/>
    </style:style>
    <style:style style:name="T12" style:family="text">
      <style:text-properties officeooo:rsid="0021ba04"/>
    </style:style>
    <style:style style:name="T13" style:family="text">
      <style:text-properties fo:font-size="12pt"/>
    </style:style>
    <style:style style:name="T14" style:family="text">
      <style:text-properties fo:font-size="12pt" officeooo:rsid="00258c9d"/>
    </style:style>
    <style:style style:name="T15" style:family="text">
      <style:text-properties fo:font-size="12pt" officeooo:rsid="00269d24"/>
    </style:style>
    <style:style style:name="T16" style:family="text">
      <style:text-properties fo:font-size="12pt" officeooo:rsid="00280e31"/>
    </style:style>
    <style:style style:name="T17" style:family="text">
      <style:text-properties fo:font-size="12pt" officeooo:rsid="0028c4de"/>
    </style:style>
    <style:style style:name="T18" style:family="text">
      <style:text-properties officeooo:rsid="0028c4de"/>
    </style:style>
    <style:style style:name="T19" style:family="text">
      <style:text-properties officeooo:rsid="0029f1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lite </text:p>
      <text:p text:style-name="P1"/>
      <text:p text:style-name="P1"><text:span text:style-name="T3">Habituellement curieux des séries espagnoles pourtant bien "sucrées", on assiste avec "Élite" à un mauvais sitcom overdosé de tous les poncifs possibles. Enfants bourgeois blasés, couple lesbien, amourette gay, trio sexuel, arabe dealer, PDG magouilleur goinfré à la cocaïne, séropositivité, étudiante enceinte, enfants pauvres ostracisés...</text:span><text:line-break/><text:span text:style-name="T3">Hélas, mille fois hélas, l'aspect contemporain des phénomènes sociétaux entassés les uns sur les autres finit par produire l'aspect inverse en une série risible et contre-productive. Certes on retrouve deux acteurs de la bien meilleure série "Casa de Papel", mais la mayonnaise ici ne prend pas et donne à l'arrivée une série confuse et bien trop caricaturale. Dommage.</text:span> 2 étoiles</text:p>
      <text:p text:style-name="P1"/>
      <text:p text:style-name="P1"><text:span text:style-name="T3">Après avoir regardé tous les épisodes de cette série, le constat est plutôt positif. Commençons par les personnages. Dans l'ensemble, on observe une grande maîtrise dans le jeu des acteurs qui incarnent, à la perfection, des caractères un brin archétypaux. On reconnait aisément, la méchante, le paumé, le sensible, la rebelle, la p'tite frappe, le gosse de riche etc... Les dialogues sont ciselés pour l'occasion et la version française est plus que correcte. Les situations et autres rebondissements n'ont rien à envier aux séries américaines du même genre et dans le genre, cette série ose tout. Surtout en matière de sexe. C'est un joyeux mélange et les jeunes comédiens n'ont pas froid aux yeux. En résumé, ces confrontations et ces échanges entre gosses de riches et jeunes de banlieue cherchent à démontrer une seule chose : Peu importe le milieu social, un ado reste un ado avec des interrogations sur son identité sexuelle, ses conflits familiaux ou son goût du risque. On connait la musique et pourtant cette série sonne bien. Juste comme il faut. Un peu triste et délirante parfois, violente et joyeuse souvent. Bref, n'hésitez pas à regarder "Elite" et au final à vous interroger sur le choix du titre. Dans cette série, qui a vraiment le pouvoir ? La réponse se trouve peut-être dans la saison 2.</text:span> 4,5 étoi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reaking bad </text:p>
      <text:p text:style-name="P1"/>
      <text:p text:style-name="P10">Le parcours de ce professeur de chimie entrainé dans un engrenage criminel est une pure délectation scénaristique. Dès ses premiers épisodes, la descente aux enfers de ce Walter White est brillamment décrite tandis que son évolution psychologique est parfaitement par ce Bryan Cranston qui, jusque-là inconnu, se révèle être un acteur absolument épatant. Mais au-delà de lui, chaque personnage est tout aussi bien traité et brillamment interprété, chacun trouvant, et c’est là la preuve d’une écriture d’une rare qualité, une place importance dans la cohérence narrative de la trame qui, épisodes après épisodes, parvient constamment à nous surprendre. Formellement également, Breaking Bad est captivant, avec ses musiques, ses prégénériques astucieux toujours annonciateurs de rebondissements badasses et sa photographie assimilable à celle d’un western moderne. Jamais le trafic de drogue n’a été mis à l’image de manière aussi efficace que dans cette série qui, malgré ses nombreuses récompenses, ne connait pas la notoriété qu’elle mérite. 5 étoiles</text:p>
      <text:p text:style-name="P10"/>
      <text:p text:style-name="P2"><text:span text:style-name="T3">Une idée vraiment très originale sur un professeur de chimie qui tombe malade et qui pour financer ses soins produits une meth extrêmement pure. La série souffre d'épisodes long et ennuyeux qui sont oubliés par d'autres extrêmement jouissifs.</text:span> <text:span text:style-name="T1">4 étoil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Prison Break </text:p>
      <text:p text:style-name="P1"/>
      <text:p text:style-name="P1"><text:span text:style-name="T3">J’adorais la série au début. Certes une évasion de prison c’est pas nouveau, mais développé ainsi et bien géré c’est nouveau, ça faisait du bien. Ce qui m’a plus aussi c’est qu’on zappe souvent une fois la sortie réussie, alors que tout commence, le côté fugitif n’est pas moins intéressant (la preuve la série éponyme qui a cartonné et le film encore plus connu). Avec de bons acteurs, un scénar bien ficelé et des effets spéciaux sympa ça claquait. Sauf qu’ils sont allé plus loin, toujours plus… Avec le détective supra balaise mais qui foire sinon ça se conclurait vite, puis l’histoire alambiquée avec les parents dont on ne parlait jamais, puis le retour, les résurrections… Non vraiment n’importe quoi, comme quoi faut savoir s’arrêter à temps mais le succès fait tourner les têtes.</text:span> 2 étoiles</text:p>
      <text:p text:style-name="P1"/>
      <text:p text:style-name="P1"><text:span text:style-name="T3">Tout simplement culte. Cette série n'aura duré qu'une seule saison, les autres étant anécdotiques, mais quelle saison! Tout est parfait durant cette 1ère saison qui marquera à jamais le monde des séries télé. Le suspens est intenable, la fin d'un épisode est un vrai supplice tant on attend la suite. Les acteurs sont au sommet de leur forme, les secondes rôles très riches et servant l'histoire. Le scénario est une merveille d'inventivité et d'originalité, créant une véritable addiction chez le spectateur. Cette série est tout simplement immanquable!</text:span> 5 étoil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ame of thrones</text:p>
      <text:p text:style-name="P1"/>
      <text:p text:style-name="P10">Au fil des années, "Game of thrones" se sera imposé comme un monument grâce à un art extrêmement habile du rebondissement, bousculant un genre très codé. Une série donnant plus de place à son intrigue et ses personnages qu’à son univers fantaisiste, elle parvient pourtant au fil des saisons à assurer un spectacle grandiose pour la télévision. Elle adapte habilement l’œuvre de George R. R. Martin en sachant s’en détourner pour fluidifier la narration. 5 étoiles</text:p>
      <text:p text:style-name="P10"/>
      <text:p text:style-name="P1"><text:span text:style-name="T3">Regarder Games of thrones est une expérience unique ! Commencé le matin, juste pour voir à quoi ça ressemblait, j'ai passé ma journée à regarder lat série, c'est magique, on est complètement scotché, c'est une drogue, on veut la suite. La réalisation est collective, sans génie mais plus que correcte. L'une des idées fortes de la série est de jouer avec le faux échiquier politique comme dans la vraie vie, on ne sait jamais qui va tomber, qui va le faire tomber… ce qui fait que le suspense reste omniprésent. La direction d'acteurs est très bonne : notons une très belle méchante (Lena Headey), une reine blonde (Emilia Clarke) complètement allumée mais badass, un roitelet tête à claques et pas mal d'autre personnages haut en couleur dont le nain Peter Dinklage qui nous livre une prestation exceptionnelle, ainsi que quelques créatures de rêves qui quoiqu'en dise les pisse vinaigre participent joliment à l'ambiance. Jolie musique, générique de folie… Le seul défaut intrinsèque au format est une propension au bavardage, mais on pardonne aisément </text:span><text:s/>4,5 étoi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i a tué Sara</text:p>
      <text:p text:style-name="P1"/>
      <text:p text:style-name="P1"><text:span text:style-name="T3">Après trois saisons inégales, la série mexicaine "Qui a tué Sara ?" – disponible sur Netflix – nous embarque dans une sombre affaire de meurtre de longue haleine. L’intrigue rythmée par de nombreux rebondissements, de mystères, de révélations, de flash-backs et de suspense réussit parfaitement à nous captiver. Cependant, dotée d’une faible réalisation, d’un casting fragile et d’un scénario imparfait, la série de drame n’échappe pas aux incohérences scénaristiques et peine à proposer une histoire qui tienne la route au fil de ses trois saisons. Malgré sa conclusion réussie, seules les deux premières saisons suffisaient à l’intérêt de la série qui s’est tout de même montrée assez captivante et plaisante pour la suivre jusqu’au bout.</text:span> 3 étoiles</text:p>
      <text:p text:style-name="P1"/>
      <text:p text:style-name="P10">J'ai trouvé ça vraiment bien et Jean Reno joue très bien le médecin fou j'ai beaucoup aimé cette série je ne comprends les commentaires négatifs. 4 étoil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Mercredi</text:p>
      <text:p text:style-name="P11"/>
      <text:p text:style-name="P11">Excellente série... Ça fait plaisir de retrouver Tim Burton et son univers gothique et déjanté... Le personnage de Mercredi est une réussite en tout point... L actrice, ses costumes, ses manières, ses répliques cinglantes, son humour noir funeste... J ai tout simplement adoré l univers et surtout Mercredi un personnage haut en couleur noir et blanc... Quant à l histoire ça ressemble énormément à une sorte d Harry Potter version Burton avec une école remplie de marginaux et de freaks qui sont séparés du monde des gens "normaux"... Une intrigue sympathique avec un mystérieux monstre, des meurtres et une enquête... Cependant tous les épisodes ne sont pas réalisés par Burton qui n a fait que les 4 premiers... Dommage car on ressent bien que la série prend un coup de mou à partir du 5eme épisode... Aussi la série est un peu trop orientée ado grand public mais cela ne m a pas dérangé car la famille Adams c'est pour toute la famille... Enfin bref j'ai passé un bon moment et l ironie caustique de Mercredi a beaucoup fonctionné chez moi... Un très bon divertissement... 4 étoiles</text:p>
      <text:p text:style-name="P11"/>
      <text:p text:style-name="P11">Tim Burton version Netflix ou comment projeter un univers gothique et macabre dans un univers édulcoré. Oublions les jeux de lumière qui donnaient des silhouettes élancées ou étranges, les jeux d'ombres et sinistres et cet humour noir si particulier...<text:line-break/>Nous voici dans une quelconque série pour ado, devenue une véritable signature de Netflix. L'histoire ou plutôt l'enquête n'est pas vraiment passionnante. Retrouver un monstre tueur... 8 épisodes d'une heure, ça fait long...<text:line-break/>Mention spéciale à l'actrice qui incarne Mercredi avec merveille. Et on retrouve, malgré tout, quelques scènes qui rappellent la signature de Tim Burton mais elles se font très rares.<text:line-break/>Bref, je n'ai pas vraiment aimé ni même détesté... il m'a semblé juste avoir vu une énième série de lycéens qui sont des monstres (vampires, loups-garous...) avec un personnage de la famille Addams au milieu.<text:line-break/>Mercredi porte toute la série sur les épaules mais ce n'est guère suffisant.<text:line-break/>Dommage... 2,5 étoil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he Walking Dead</text:p>
      <text:p text:style-name="P11"/>
      <text:p text:style-name="P11">Une série mythique qui vaut le coup d'être vue. Elle est tout bonnement spectaculaire et le travail sur les personnages est vraiment bien réussi ! J'ai commencé cette série a l'âge de 12 ans et 5 ans après je continue à suivre la série ! Je recommande vivement, même si la dernière saison est un peu longue à mon goût. 5 étoiles</text:p>
      <text:p text:style-name="P11"/>
      <text:p text:style-name="P11">Si on accepte le postulat, l'existence des morts vivants, on y croit au début. Les personnages, leurs réactions, attitudes et compagnie sont crédibles, les situations vraisemblables dans ce contexte, casting, maquillage, réalisation, etc. bref, la qualité est là au début et c'est très prenant. Mais à partir de la saison 2 et surtout la 3 on s’aperçoit que l'ensemble est étiré avant d'être dilué au point de se perdre presque des saisons entières. Même en ayant accepté le postulat ça devient difficile de continuer d'y croire par moments. La qualité du début revient parfois mais après des errances, de grandes exagérations, de creux, de longueurs, de nouveaux personnages et situations mal fichus, d'une reproduction des schémas. Pour moi il y a les épisodes faisant parti du canon de la série et ceux qui servent qu'à remplir les saisons ou à en mettre plein les yeux, ceux pour faire patienter en somme. Avec le recul on pourra se la refaire en allant à l'essentiel... un peu comme avec X-Files ;-) 3 étoil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Manifest</text:p>
      <text:p text:style-name="P11"/>
      <text:p text:style-name="P11"/>
      <text:p text:style-name="P11">je suis partagée avec cette série intéressante la première saison et qui finalement sombre peu à peu dans la répétition et l'ennui. Dommage l'idée de départ est très bonne mais, comme beaucoup de séries américaines, on sombre vite dans le mystique et maintenant Dieu est de la partie ! Fatigant. Certains personnages sont attachants mais Ben est de plus en plus énervant dans son comportement, à la limite de l'hystérie (et oui il y a des hommes hystériques) et je pense que son rôle n'est pas arrangé par le doublage. En bref il me saoule sérieusement. Et aussi entendre 50 fois que les personnages ont un appel intérieur finit par être risible. Bref tout ça pour expliquer ma note moyenne et je répète que c'est dommage que la série ait évolué de cette façon. 2,5 étoiles</text:p>
      <text:p text:style-name="P11"/>
      <text:p text:style-name="P11">Passionnant est les acteurs superbes meilleurs séries !!!!! J'espère il y auras beaucoup de saison car s'arrêter maintenant serait dommage qu'elle série j'adore ce type de série a suspens, SF, passionnant est les acteurs exceptionnel continuer comme sa !!! 5 étoil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YOU</text:p>
      <text:p text:style-name="P11"/>
      <text:p text:style-name="P11"/>
      <text:p text:style-name="P11"/>
      <text:p text:style-name="P11">1, 2, 3<text:line-break/>j'ai adoré les 3, et plus particulièrement la 3ième.<text:line-break/>Quand je vois certaines notes, je ne comprends pas très bien mais bon cette série n'est peut être pas "tout public".<text:line-break/>Je n'ai rien vu de dexter rien, l'acteur principal joue super bien et moi j'attends la 4 avec impatience. 4,5 étoiles</text:p>
      <text:p text:style-name="P11"/>
      <text:p text:style-name="P11">Je ne comprends pas les critiques négatives sur cette série. Je me suis régalé en la regardant. scénario très original et surtout un point de vue différent des autres séries car on est dans la tête du personnage principal. Mais je dois avouer que ma saison favorite est la saison 3, je l'ai vu d'une traite, vraiment captivant. 5 étoiles</text:p>
      <text:p text:style-name="P11"/>
      <text:p text:style-name="P11">En plus d'être une excellente série, c'est une grosse surprise, alors je mets une cinquième étoile. Une histoire glamour qui plonge avec brio dans la folie et le cauchemar. Un acteur qui ressemble à James Franco, Anthony Perkins et Ted Bundy réunis. Très bien écrit, très bien joué, fin et rythmé. C'est finalement la version trash d'un conte de noël. J'ai adoré.5 étoil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Outer Banks</text:p>
      <text:p text:style-name="P11"/>
      <text:p text:style-name="P11"/>
      <text:p text:style-name="P11">Autant la première saison était saisissante et pleine de mystère, et prenait son temps pour que l'intrigue se passe bien, que la deuxième foire tout, tant au niveau de l'interprétation qui n'était pas fameux est maintenant auusi creux que la coque d'une huître, la tension est inexistant, le temps est trop court pour une intrigue qui aurait peu prendre un peu plus de temps pour ménager son suspense. Les situations catastrophique sont trop tiré par les cheveux et trop rapidement résolu. Trop prévisible, s'il il y a une troisième saison j'espère sérieusement qu'ils ferons mieux ! 2 étoiles </text:p>
      <text:p text:style-name="P11"/>
      <text:p text:style-name="P3"><text:span text:style-name="T3">Excellentissime ! J'ai ADORÉ, que ce soit l'histoire, l'émotion ou les personnages ! Un scénario très prenant qui tient la route accompagné d'acteurs avec des aractères et personnalités si intéressants ! Ce groupe m'a foutu le sourire et les larmes aussi pendant toute une saison, chez moi c'est assez rare. Les derniers épisodes sont très stressants, j'en avais même des frissons ! Je ne demandais pas mieux ! Vite une saison 2 ! </text:span><text:span text:style-name="T4">4,5 étoiles</text:span></text:p>
      <text:p text:style-name="P12"/>
      <text:p text:style-name="P12">Lent à démarrer, la série devient de plus en plus thriller au fil des épisodes. Mais ces jolis acteurs musclés sont peu crédibles tellement ils sont loin de l'âge des personnages (spécialité americano - netflixienne). Pourquoi ne pas caster des actrices et acteurs de 16 ans, et pas de 25 ou 28(le héros), limite du ridicule dans certaines situations existentielles hihi 3 étoil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text:span text:style-name="T4">C</text:span><text:span text:style-name="T3">ontrol Z</text:span></text:p>
      <text:p text:style-name="P12"/>
      <text:p text:style-name="P12">Une bonne idée au départ, une saison 1 qui se laisse regarder tranquillement, mais durant laquelle on ressent déjà les raccourcis pris par les scénaristes, à travers certaines scènes sortant du réalisme.<text:line-break/>L'ensemble devient non cohérent et fait m'a personnellement fait sortir de la série. L'héroïne principale qui passe d'élève "réservée" à enquêtrice rentre dedans bien trop rapidement.<text:line-break/>Dommage. Je n'ai pas réussi à terminer la saison 3. 2 étoiles</text:p>
      <text:p text:style-name="P12"/>
      <text:p text:style-name="P12">Dès le premier épisode, j'ai adoré.<text:line-break/>Vreuuuuuument, une série à regarder, je vous assure elle en vaut la peine.<text:line-break/>Fin genre, vous kiffer les enquêtes d'ados et les dramas de lycéens, ne chercher pas plus loin, Control Z est la série qu'il vous faut.<text:line-break/>Puis en plus de ça, elle traite d'un sujet ultra-important qui touche la plupart des ados de nos jours, le cyber-harcèlement.<text:line-break/>Faites votre choix, mais sachez que si vous ne regarder pas cette série, vous allez passer à côté d'un truc exceptionnel et je pèse mes mots. 5 étoiles </text:p>
      <text:p text:style-name="P12"/>
      <text:p text:style-name="P12">Nul ! Une thématique déjà vu et la série n'y apporte aucune originalité. A part l'actrice principale, les acteurs sont mauvais et inexpressifs avec des personnages stéréotypés. Le pire étant le proviseur. En fait il y a un décalage d'ensemble entre la façon dont c'est filmé, comme une comédie légère pour ado et les événements dramatiques qui s'y déroulent. Je n'aime pas quand Netflix lâche une série à la première saison car elle peut mettre du temps à installer les personnages ou à montrer tout son potentiel sur du long terme mais là, je ferai une exception sans problème. 0,5 étoil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Malcolm</text:p>
      <text:p text:style-name="P13"/>
      <text:p text:style-name="P13">Série des ans 2000, Malcolm est probablement l'une des série les plus drôle et inventive de ses dix dernières années, derrière la vie de famille complétement déjanté se cache des personnages attachants qui arrivent à la fois à être drôle et naturel, malgré les épreuves de la vie, jamais cette série ne tombe dans le dramatique, au contraire elle en tire toujours quelque chose de drôle.<text:line-break/>Cette série m'a fait passer les meilleurs moments de ma vie et encore aujourd'hui je ne me lasse pas de revoir malcolm et sa famille. 5 étoiles</text:p>
      <text:p text:style-name="P13"/>
      <text:p text:style-name="P13">Je suis retomber sur malcolm sur W9 il y a pas longtemps, ce qui ma le plus marquer quand j'ai revue la série c'est le jeu des acteurs qui reste très bon (surtout bryan cranston qui passe de la comédie avec malcolm et au drame avec breaking bad il y arrive comme si de rien n'était), et bien j'ai était très surpris avec plus de 12 ans voir 13 ans d'écart entre la première saison et maintenant je me suis dit que sa a du mal vieillir et bien que nenni la série est toujours aussi drôle près tout ce temps cette série qui marquer mon enfance reste encore ma série comédie préférer pour le moment. 4,5 étoiles</text:p>
      <text:p text:style-name="P13"/>
      <text:p text:style-name="P13">Une série télévisée qui nous propose de suivre la vie d’une famille américaine moyenne dans laquelle parents et enfants sont complètement déjantés. Les différentes histoires sont hilarantes et farfelues, et les épisodes, indépendants, regorgent à chaque fois d’humour et d’inventivité, offrant un joli renouvellement de gags. Le casting est également très bon, mené par l’excellent Bryan Cranston. Une série humoristique attachante, dont on ne se lasse pas ! 4 étoil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Ma famille d’abord</text:p>
      <text:p text:style-name="P13"/>
      <text:p text:style-name="P13">Une série humoristique vraiment drôle mais les rires qui a chaque fois que quelqu'un fait une blague, c'st vraiment lourd. Des acteurs cultes surtout Damon Wayans, qui est frère avec les réalisateurs de Scary Movie. Un humour qui a la longue s'avère un peu lourd surtout quand on voit plus de vingt fois chaque épisode en rediffusion sur chaîne TV. Mais je l’apprécie quand même !3,5 étoiles </text:p>
      <text:p text:style-name="P13"/>
      <text:p text:style-name="P13">Une série vraiment hilarante . La famille est vraiment attachante et déroutante , avec de bons acteur , de la petite Caddy à Kyle . A voir 4,5 étoiles</text:p>
      <text:p text:style-name="P13"/>
      <text:p text:style-name="P13">J'ai bien apprécié la série. Pas grand chose de nouveau si on a vu le Cosby Show, juste un style plus actuel et un Wayans pour assurer le comique. Ajoutons des amis afro Américains en guest star tel Shaquille O'Neal et Arnold, des clichés pour le reste de la famille (mais assumés), et une continuité dans l'histoire, sans oublier quelques leçons de morale mais bien perverties dans la façon d'adresser le message.<text:line-break/>Le tout donne une série pas mauvaise à mon goût, longue par moments car les épisodes sont de qualité inégale, puis le ressort comique restant le même il est difficile de s'enchainer les saisons à la suite, mais le résultat est là : on rit, on suit leur vie sans trop s'ennuyer et on a droit à une fin, rien de plus simple mais malheureusement ça ne se fait plus. 4 étoil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he 100</text:p>
      <text:p text:style-name="P14"/>
      <text:p text:style-name="P14">Les 100 figure incontestablement dans la liste des shows post-apocalyptique les plus marquants de ces dernières années. Avec un univers aussi riche en aventure, en drame et en science-fiction, la série n’a pas de quoi décevoir. Au fil de ses sept saisons, elle a su proposer des intrigues très bien menées et un chiffre symbolique de cent épisodes toujours aussi bien rythmés en rebondissements et en surprises. Avec son nombre étendu de personnages complexes et variés, il est évidemment qu’on s’y attache pour la plupart et qu’on apprécie de les voir évoluer au fil des saisons. Comme pour la distribution qui a fourni une prestation remarquable tout le long de la série particulièrement Eliza Taylor dans le rôle de Clark. Les 100 ne serait pas une réussite sans sa formidable réalisation, qui est magnifiquement orchestrée en proposant des décors, costumes et effets spéciaux de qualité. Même si la série ne se conclut pas sur une note totalement satisfaisante, elle se termine tout de même sur un sentiment de nostalgie avec des héros désormais en paix. 4,5 étoiles</text:p>
      <text:p text:style-name="P14"/>
      <text:p text:style-name="P14">Super série qui ne tourne pas en rond qui évolue au fil des saisons (voilà pourquoi tout ceux qui critiquent n'ont que regardés 1 ou 2 épisodes evidament insuffisant pour se fair un réel avis sur la série) C'est une série géniale autant pour les ados que pour les adultes qui mélange futuriste, médieval, science-fiction et post apocalyptique à la perfection. Des personnages intéressants et attachants un scénario génial bref rien à dire une des meilleures séries selon moi (laisser lui sa chance!) 5 étoil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Black Mirror</text:p>
      <text:p text:style-name="P14"/>
      <text:p text:style-name="P14">A part un gros coup de mou en saison 3, il y a presque toujours quelque chose d'original et surprenant dans ce receuil d'histoires de proche science fiction. Tellement proche que dans un épisode la vie tourne autour d'un système de notation des citoyens...comme en Chine quoi.<text:line-break/>Ma préférence va à l'histoire du musée des objets de meutriers (S04) ou l'audace du test des limites de celui de la princesse détenue en otage (S01).<text:line-break/>Cette succession d'histoires autour d'un thème commun rappelle des livres de nouvelles (Edgard Poe...) 4 étoiles</text:p>
      <text:p text:style-name="P14"/>
      <text:p text:style-name="P14">Chaque épisode se dissocie des autres et nous plonge dans des univers tellement incroyables qu'aucun mot ne permet de décrire le génie de cette série. On comprendra pourquoi il n'y a que trois épisodes par saison. La qualité plus que la quantité, j'approuve. <text:s/>5 étoiles</text:p>
      <text:p text:style-name="P14"/>
      <text:p text:style-name="P5"><text:span text:style-name="T3">Avec un univers aussi fascinant qu’extraordinaire et un visuel d’une grande élégance, Altered Carbon a tout pour séduire. La série de science-fiction propose un casting à la hauteur ainsi qu’une réalisation tout à fait excellente qui fournie des décors et effets spéciaux de qualité. Cependant, le show a beau être magnifique, mais peine à convaincre. Au cours de la saison 1, Altered Carbon peine à introduire son intrigue, la série ne va pas à l’essentiel et propose parfois une intrigue bien trop complexe, qui au final, s'avère être plutôt simpliste et peu surprenante. La deuxième saison est encore moins convaincante et n’améliore en rien la série qui perd peu à peu notre intérêt. Altered Carbon est un bon blockbuster de science-fiction qui vaut tout de même le coup d’œil. </text:span><text:span text:style-name="T5">3 étoil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en Wolf</text:p>
      <text:p text:style-name="P16"/>
      <text:p text:style-name="P6"><text:span text:style-name="T3">C'est indéniablement le meilleur teen show fantastique jamais connu ! Teen Wolf réunit tout pour nous satisfaire un maximum notamment par sa parfaite réalisation entre des épisodes, effets spéciaux et costumes réussis, ainsi qu'un solide casting nous offrant une très belle prestation. En plus d'être remarquablement bien conçue, la série nous a offert au cours de six saisons et cent épisodes diverses intrigues haletantes chargées en rebondissements dont les plus admirables sur « Les Médecins de l'Horreur » ou encore « Les Cavaliers Fantômes ». Au cours de ses saisons, Teen Wolf nous fait découvrir un certain nombre de personnages plus qu'attachants, des relations amicales et sentimentales très diversifiées et son univers étendu de créature surnaturelle ne s'arrêtant pas qu'aux loups-garous. Teen Wolf s'impose en série coup cœur et nous pousse à en demander encore plus malgré son aboutissement. </text:span><text:span text:style-name="T6">5 étoiles</text:span></text:p>
      <text:p text:style-name="P17"/>
      <text:p text:style-name="P17">Cela fait 2 ans que j'évite cette série, car pour moi il ne s'agissait que d'un énième-Twilight. N'ayant rien d'autre à faire je me suis forcée à regarder cette série en VO. Et énorme surprise j'ai adoré, j'ai regardé les deux premières saisons en une semaine. Bien loin du cliché de Twilight. Des acteurs jeunes et très prometteurs, le sarcasme de Dylan O'Brien (Stiles) apporte une touche d'humour qui est génial ! Le scénario est pour le moment vraiment très bien. Hâte de voir la saison 3. 4 étoiles</text:p>
      <text:p text:style-name="P17"/>
      <text:p text:style-name="P17">bonne série se consacrant uniquement au monde des loups-garous. La série ne cesse d'augmenter en terme de qualité. Les effets spéciaux sont corrects. Au fil des saisons, Teen Wolf se démarque totalement de son côté "teenage" pour notre plus grand bonheur. Les intrigues sont très prenantes, nous présentant un lots de créatures impressionnantes. Je suis impressionné à chaque nouvelle épisode tellement la série ne cesse de s'améliorer. Les personnages sont tous attachants surtout Stiles, qui apporte une touche d’humour à la série avec le Coach. 3,5 étoil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6">T</text:span><text:span text:style-name="T3">he I-land</text:span></text:p>
      <text:p text:style-name="P6"><text:span text:style-name="T8"><text:line-break/></text:span><text:span text:style-name="T7">The I Land est la pire série que je n’ai jamais vue et j’en ai vu bcp. C’est à se demander si un type chez Netflix est chargé de visionner avant de publier. Il n’y a aucun point positif à mettre en exergue, même le paysage est fade.</text:span><text:span text:style-name="T8"><text:line-break/></text:span><text:span text:style-name="T7">Les «acteurs» sont fades, insipides et l’actrice au rôle principal est la plus mauvaise de tous..</text:span><text:span text:style-name="T8"><text:line-break/></text:span><text:span text:style-name="T7">Avec mon travail de nuit qui nécessite seulement une présence de “en cas où” j’ai regardé jusqu’à la dernière seconde et je confirme qu’il n’a rien à attendre de cette série alors par pitié ceux des professionnels qui la décrivent comme un mix de lost et hunger games, changer de métier ou arrêtez de faire du copier coller de la maison mère. Pour ma laver l’esprit de ce vide intersidéral Je retourne revoir pour la 5e fois la série Breaking Bad</text:span><text:span text:style-name="T8">. 2 étoiles</text:span></text:p>
      <text:p text:style-name="P19"/>
      <text:p text:style-name="P6"><text:span text:style-name="T3">On s'attendait à une série similaire à Lost ou à un scénario tel que Hunger Games, mais elle tourne plus à The 100 en sacrement plus mauvais. The I-Land est le genre de série qui pouvait plaire, elle a en avait toutes les cartes pour le faire, mais tout est très mal organisé, le contenu est assez creux et les personnages sont très mal amenés. C'est dommage The I-Land était très prometteuse, mais c'est un énorme flop.</text:span><text:line-break/><text:span text:style-name="T12">1,5 étoil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Sex education</text:p>
      <text:p text:style-name="P8"/>
      <text:p text:style-name="P8"><text:span text:style-name="T3">J'était passé complètement à coté de cette série , je sais pas pourquoi ???</text:span><text:line-break/><text:span text:style-name="T3">Mais quelle erreur de ma part !! Cette série est une merveille , c'est extrêmement amusant, bien joué et tellement plein d'enseignements sur la tolérance , la folie insouciante de la jeunesse, l'inexpérience du sexe et que c'est cooool!!</text:span><text:line-break/><text:span text:style-name="T3">Par contre c'est brut de décoffrage et le langage est cru de chez cru !!</text:span><text:line-break/><text:span text:style-name="T3">Donc à ne pas mettre entre toutes les oreilles.</text:span><text:line-break/><text:span text:style-name="T3">Indispensable ; foncez </text:span>!! 5 étoiles</text:p>
      <text:p text:style-name="P8"/>
      <text:p text:style-name="P8"><text:span text:style-name="T3">Sex education vaux vraiment le détour.</text:span><text:line-break/><text:span text:style-name="T3">La saison 3 qui pour moi est la plus aboutie.</text:span><text:line-break/><text:span text:style-name="T3">Cette série traite de sujets importants.</text:span><text:line-break/><text:span text:style-name="T3">Homosexualité, personnes non binaires, coparentalité et autres...</text:span><text:line-break/><text:span text:style-name="T3">Des sujets qui parlent aussi bien aux adolescents qu'aux parents.</text:span><text:line-break/><text:span text:style-name="T3">Les personnages sont très attachants et les musiques sont très bien choisies.</text:span><text:line-break/><text:span text:style-name="T3">À regarder sans hésitation !!!</text:span> 4 étoil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13 Reasons Why </text:p>
      <text:p text:style-name="P9"/>
      <text:p text:style-name="P9"><text:span text:style-name="T3">Suite et fin. On sent qu'il fallait vraiment s'arrêter là, ça commençait à patiner du côté scénario, la résolution de l'intrigue est balancée assez (trop) rapidement. Mais les derniers épisodes sont chargés d'une belle émotion. Cette série restera comme l'une des plus politiquement incorrecte de ces dernières années, traitant de sujets peu abordés dans les séries pour ados. Une belle réussite dans l'ensemble.</text:span> 4 étoiles</text:p>
      <text:p text:style-name="P9"/>
      <text:p text:style-name="P9"><text:span text:style-name="T3">Il suffit de regarder la moyenne des notes pour chaque saisons de 13 Reasons Why pour se rendre compte que la première saison reste la meilleure aux yeux de tous. Le concept était bien trouvé, comme pour la saison 2 en quelque sorte car elle raconte les conséquences de la saison 1. J'ai quand même apprécié les 2 dernières saisons mais on ne va pas se le cacher: c'est à partir de la saison 3 que tout s'éloigne radicalement des débuts initiés par la série</text:span> 3,5 étoil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Murder</text:p>
      <text:p text:style-name="P18"/>
      <text:p text:style-name="P9"><text:span text:style-name="T3">surement l une des meilleurs séries que j ai pu voir. tout est parfait: l intrigue, le jeu des acteurs et quel final. difficile de se dire que c est fini. on ne sait pas quoi regarder après ca tellement c était parfait</text:span> . 5 étoiles</text:p>
      <text:p text:style-name="P9"/>
      <text:p text:style-name="P9"><text:span text:style-name="T3">Sur le papier, c'est le genre de série qu'on sait qu'on va adorer mais qui va aussi être super casse-gueule. Et dans la télé, ça s'avère assez réel car la première saison est géniale, la deuxième plutôt décevante, comme ça arrive souvent. Mais heureusement, la saison 3 est très bonne, et malgré quelques faiblesses par la suite, la série a su s'arrêter au bon moment, et avec un privilège rare: une vraie dernière saison. Du coup, la saison 6 va très loin, et on sait qu'on peut s'attendre à tout. Mais en plus de nous surprendre et d'être géniale, elle reprends 6 ans d'histoires pour tout clôturer correctement, ou même remettre en question des évènements anciens avec une bonne crédibilité. Pour résumé, on a 6 saisons avec des histoires très bonnes, d'autres assez chiantes, des rebondissements très convaincants pour nous surprendre, même si certains sont si gros qu'on pourrait en rire, mais non, on les accepte. C'est servi par un casting impeccable (on peut exécuter Bonnie qui est d'une fadeur à faire peur), mais surtout grâce a Violet Davis qui est un monstre de l'acting avec ses milles visages; et en plus on a des messages politiques ou humains qui sont très forts. A voir jusqu'au bout.</text:span> 4 étoil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op boy</text:p>
      <text:p text:style-name="P9"/>
      <text:p text:style-name="P9"><text:span text:style-name="T3">Mon coup de cœur 2020 ! L'envoutement s'est produit dès le premier épisode grâce à une atmosphère incroyable, à la fois sombre, violente, et en même temps remplie de tendresse. Par contre, ne faites pas la même erreur que moi, Top Boy: Summerhouse saison 1 et 2 (4 épisodes chacune) sont les premières à regarder, respectivement de 2011 et 2013, tandis que Top Boy (2019 - 10 épisodes) est la troisième saison, la meilleure pour moi car parfaitement maitrisée de la première à la dernière seconde. Ça n'enlève en rien que les deux premières saisons sont elles aussi très poignantes, mais l'image est moins nette et la photo/colorimétrie moins travaillée. A regarder impérativement en VO car la VF traduit assez mal le langage de la banlieue anglaise, avec ses codes, ses gimmicks, ses rituels. Seul petit défaut de cette série (fallait bien aller chercher la petite bête) : trop d'armes à feu pour un pays comme l'Angleterre, on se croirait parfois dans des règlements de comptes en Californie (surtout dans la saison 3), alors que les gangs anglais, contrairement aux gangs américains, sont principalement armés de couteaux. Bref, passons sur ce détail car cette série coup-de-poing vaut vraiment le coup d’œil !</text:span> 5 étoiles</text:p>
      <text:p text:style-name="P9"/>
      <text:p text:style-name="P9"><text:span text:style-name="T3">J'étais assez dubitatif au début, j'ai cru que c'était une série qui se résumait uniquement à la vie de racailles de bas étages, et puis finalement en insistant un peu la série est devenue prenante au fur et à mesure des épisodes. Il y a des histoires de famille, de la trahison. Sans vouloir spolier la saison 2 se termine avec la mort d'un personnage que je ne pensais pas voir mourir. Du coup la 3ème saison qu'on attend devrait être pas mal. J'hésitais entre 3,5 et 4 étoiles, je mets 4 étoiles.</text:span> 4 étoil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Vikings</text:p>
      <text:p text:style-name="P9"/>
      <text:p text:style-name="P9"><text:span text:style-name="T3">Une série devenu culte par son imagerie, ces combats épiques, ses personnages héroïques, charismatiques et très bien joué.</text:span><text:line-break/><text:span text:style-name="T3">Des scénarios qui tiennent en halène.</text:span><text:line-break/><text:span text:style-name="T3">Toutefois de trop nombreux épisodes sont lents à cause, bien trop souvent de l'introduction de scène mystique. 4 étoiles</text:span></text:p>
      <text:p text:style-name="P18"/>
      <text:p text:style-name="P26"><text:span text:style-name="T3">érie violente comme on peut s'imaginer l'être l'époque et les Vikings. L'ambiance est très bien rendue, décors et acteurs. Un défaut, son manque d'ampleur.. on est pas loin de la prise de l’Angleterre par un drakkar et 3 barbus ... mais passé cette remarque que l'on tempère car se sont des sacrés barbares et à l'époque les royaumes ne disposaient pas d'énormément d'hommes pour leur défense, le reste est crédible.</text:span><text:span text:style-name="T2"><text:line-break/><text:line-break/></text:span><text:span text:style-name="T3">Ici pas de héros, comment s'attacher même au personnage principal lorsque c'est un rustre tueur et pilleur ? Pourtant la série est justement intéressante en ce sens qu'elle ne fasse pas dans le bon sentimentalisme, avec raison puisqu'elle tente de nous plonger dans la psychologie Viking.</text:span><text:span text:style-name="T2"><text:line-break/></text:span><text:span text:style-name="T3">Même si on peut être rebuter par la violence qui semble gratuite, traditionnelle pour eux, au fil des épisodes j'ai eu un regain d'intérêt. Sans doute le temps de s'habituer aux protagonistes mais également parce que le scénario s’approfondit au fur et à mesure. Cette critique vaut pour la première saison.</text:span><text:span text:style-name="T2"> 3,5 étoiles</text:span></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7"><text:soft-page-break/><text:span text:style-name="T2">Greenhouse Academy</text:span></text:p>
      <text:p text:style-name="P27"><text:span text:style-name="T2"/></text:p>
      <text:p text:style-name="P27"><text:span text:style-name="T3">Greenhouse Academy n'est certainement pas le meilleur teen show du moment, sur les deux premières saisons, l'intrigue prend du temps à se mettre en place avec un rythme autant pesant que lent où l'on essaye tant bien que mal d'y trouver un intérêt, mais on arrive petit à petit à être suffisamment captivé dès la saison 3 avec une intrigue bien en place et assez intéressante. Même si les effets spéciaux sont horriblement mauvais, les personnages ont bien évolué et ont su se montrer attachants au fil des quatre saisons. Dans l'ensemble, Greenhouse Academy n'a rien de surprenante ni d'originale pour une série d'ado, mais elle peut plaire au jeune public fan des fictions de Disney Channel ou de Gulli.</text:span><text:span text:style-name="T2"> 3 étoiles</text:span></text:p>
      <text:p text:style-name="P27"><text:span text:style-name="T2"/></text:p>
      <text:p text:style-name="P20"><text:span text:style-name="T13">l'histoire est vraiment bien, mais j'ai été très déstabilisée et déçue, moi qui m'était attachée aux personnages car à la saison 3 les actrices d'Emma et de Brooke ne sont plus les mêmes...<text:line-break/>Sinn une super série. 4 étoiles</text:span></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4"><text:soft-page-break/><text:span text:style-name="T13">How to sell drugs online</text:span></text:p>
      <text:p text:style-name="P20"><text:span text:style-name="T13"/></text:p>
      <text:p text:style-name="P21"><text:span text:style-name="T13">Une agréable surprise pour la série « How to sell drugs online (fast) ». Rien d’exceptionnel mais un scénario divertissant, une mise en scène originale et une distribution jeune et dynamique. </text:span><text:span text:style-name="T14">3 étoiles</text:span></text:p>
      <text:p text:style-name="P21"><text:span text:style-name="T14"/></text:p>
      <text:p text:style-name="P21"><text:span text:style-name="T14">Une série Netflix qui est arrivé en plein milieu de la vague de mécontentement que soulevaient les nouvelles séries Netflix qui visaient un public plus jeune. Et cette série va se placer dans la lignée directe de cette vague de mécontentement étant donné que c’est une série adolescente Netflix… Pourtant en profondeur la série est bien plus que ça, elle se démarque de cette lignée de série adolescente par son propos et la manière dont elle l’aborde. La série aborde en effet un point de vue complètement décomplexé vis à vis du propos et se veut principalement comique pourtant elle aborde des thématiques très sérieuses vis à vis de notre société de notre rapport aux écrans, de l’argent, de la folie, du regard des autres,…<text:line-break/>La série reste néanmoins très drôle principalement dû aux jeux de certains acteurs qui portent littéralement a série mais aussi grâce à son humour absurde.<text:line-break/>Je peut pas en dire beaucoup plus à part que la réalisation et le jeu des lumières servent eux aussi très bien l’humour en quelque allez la voir c’est une bouffée d’air frais par rapport aux dernières sorties Netflix. 4 étoiles</text:span></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La casa de papel </text:span></text:p>
      <text:p text:style-name="P21"><text:soft-page-break/><text:span text:style-name="T14">La casa de papel </text:span></text:p>
      <text:p text:style-name="P21"><text:span text:style-name="T14"/></text:p>
      <text:p text:style-name="P22"><text:span text:style-name="T14">Et voilà ! Je viens de finir la fin de cette magnifique série après tant d'années... Cette deuxième partie était moins bourrin que la première mais beaucoup plus émotive et joyeuse avec une belle fin méritée. Bravo aux castings ainsi qu'aux réalisateurs, c'est une pépite que je pense me refaire dans quelques années... Parce que des séries dans le genre aussi réussie, ça se fait très rare de nos jours. Pour tout vous dire, j'ai versé une belle larme de joies et d'émotions. Franchement, bravo ! </text:span><text:span text:style-name="T15">5 étoiles</text:span></text:p>
      <text:p text:style-name="P22"><text:span text:style-name="T15"/></text:p>
      <text:p text:style-name="P22"><text:span text:style-name="T15">La saison 1 était pas mal et plutôt bien construite pour les amateurs de série, puis l'époque du buzz de Netflix, la série a rencontrer un succès tout public en Europe, ils se sont donc adapter pour rallonger le scénar encore et encore et rajouter ce qui plait au grand public (des histoires d'amours inutile et des incohérence a tout va) après la saison 2 c'est devenu le pire des navet, ne perdez pas votre temps si vous aimez les séries de qualité. 1 étoile</text:span></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3"><text:soft-page-break/><text:span text:style-name="T15">The society </text:span></text:p>
      <text:p text:style-name="P23"><text:span text:style-name="T15"/></text:p>
      <text:p text:style-name="P23"><text:span text:style-name="T15">J'ai envie de défendre cette série contre les avis négatifs que je trouve , évidemment, injustifiés. Alors OUI, le synopsis a des airs de déja-vu. Oui, il s'agit d'un teenage-movie. Et Oui, il n'y a pas d'effets spéciaux, ce qui pour une série de science fiction, peut paraitre étrange.<text:line-break/>Premier point : la qualité de l'écriture est indéniable. Beaucoup de thèmes politiques et sociétaux sont abordés, sans pour autant tomber dans le bla-bla.<text:line-break/>Second point : les jeunes acteurs sont remarquablement bien dirigés. Chaque personnage et archétypé, ce qui permet de suivre sont évolution tout au long de l'intrigue sans se demander qui-est-qui.<text:line-break/>Troisième point: L'intrigue tient la route jusqu'au bout. La force de cette série est de se tenir à un objectif clair sans verser dans la facilité. On est toujours sur un point d'équilibre, et on s'attend toujours à ce que l'histoire bifurque de façon irrémédiable. Ca s'appelle le SUSPENS.<text:line-break/>En fin de compte j'ai adoré cette série, elle provoque une vrai réflexion sur notre mode de vie en communauté. BRAVO. </text:span><text:span text:style-name="T16">5 étoiles</text:span></text:p>
      <text:p text:style-name="P23"><text:span text:style-name="T16"/></text:p>
      <text:p text:style-name="P23"><text:span text:style-name="T16">J'ai vachement bien-aimé le concept de la série, l'histoire qui si déroule... Après les épisodes et l'histoire mettes du temps à arriver puis quelques scènes sont plates. À partir de l'épisode 3 ça commence à devenir intéressant, car quelque chose s'y déclenche.<text:line-break/>Au final j'ai bien aimé cette série mais je suis un peu dégoûter des dernières minutes du dernier épisode, je ne vous en dit pas plus ;). J'espère énormément qu'il y aura une suite car pour moi tout ça ne peut pas finir comme ça. 3,5 étoiles</text:span></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5"><text:soft-page-break/><text:span text:style-name="T16">S</text:span><text:span text:style-name="T13">quid game</text:span></text:p>
      <text:p text:style-name="P23"><text:span text:style-name="T16"/></text:p>
      <text:p text:style-name="P23"><text:span text:style-name="T16"/></text:p>
      <text:p text:style-name="P23"><text:span text:style-name="T16">Encore une série très sur-côtée ! Tout est prévisible au possible, l'idée n'est pas si originale que ça et la fin est vraiment mauvaise... Cependant le jeu d'acteur et la qualité visuelle sont excellents ! On se laisse prendre au fur et à mesure des épisodes mais au final on savait très bien ce qui allait se passer quand, comment et pourquoi et c'est bien dommage. On est bien loin des gros drames coréens ! Ici c'est soft, un peu débile et souvent insupportable mais tout cela reste regardable. </text:span><text:span text:style-name="T17">2,5 étoiles</text:span><text:span text:style-name="T13"><text:line-break/></text:span></text:p>
      <text:p text:style-name="P31"><text:span text:style-name="T3">Comme beaucoup d'autres, je ne parviens pas à comprendre ce qui a séduit tant de gens dans cette série. Je suis plutôt fan du cinéma Coréen, mais après deux épisodes extrêmement ennuyeux, je ne pense pas que j'aurai le courage de poursuivre. Le jeu des acteurs est médiocre, le scénario prévisible, le montage est mou, le tout est bavard, les personnages stéréotypés, la critique sociale niveau rédaction de 3e, le thème déjà vu et revu, battle royale, hunger games etc. Je ne comprends pas...</text:span> <text:span text:style-name="T18">1 étoile</text:span></text:p>
      <text:p text:style-name="P31"/>
      <text:p text:style-name="P31"><text:span text:style-name="T3">Une série qui devient légendaire en seulement 9 épisodes !! tout est là, scénario, rythme, réalisation, suspense, jeu d'acteur, décor, lumière, aucune erreur on peut dire !! j'ai pas eu un coup de coeur pour une série Netflix depuis orange is the new black !</text:span> <text:span text:style-name="T18">4,5 étoil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Narcos</text:p>
      <text:p text:style-name="P31"/>
      <text:p text:style-name="P31"/>
      <text:p text:style-name="P31"><text:span text:style-name="T3">Il y a pas mal de moyens mis dans cette série. Elle est bien réalisée et très précise. Seulement, je n'arrive pas trop à accrocher à cette histoire, ce qui fait que j'ai eu du mal à terminer la première saison. Peut-être est-ce le personnage d'Escobar qui manque d'émotions ou le flic américain qui n'a pas l'air de s'impliquer vraiment, bref, j'ai préféré d'autres séries sur ce thème comme Breaking Bad, Ozark ou Better Call Saul.</text:span> <text:span text:style-name="T18">2,5 étoiles</text:span></text:p>
      <text:p text:style-name="P31"/>
      <text:p text:style-name="P31"><text:span text:style-name="T3">Série à voir absolument, le jeu des acteurs est exceptionnel, une série qui vraiment très bien conçue!</text:span> <text:span text:style-name="T19">5 étoiles</text:span></text:p>
      <text:p text:style-name="P31"/>
      <text:p text:style-name="P31"><text:span text:style-name="T3">Netflix nous permet donc de découvrir le personnage de Pablo Escobar, un monstre fascinant qui s’est fait une renommée internationale à travers son trafic de cocaïne. Le personnage avait déjà été l’objet d’un film il y a quelques mois de cela intitulé Paradise Lost dans lequel c’était Benicio Del Toro qui incarnait le célèbre narco-trafiquant. Il faut dire que le personnage est fascinant et complexe. Le criminel le plus riche de l’histoire (il aurait eu une fortune de 30 milliards de dollars à sa mort) se dévoile donc dans cette série qui permettra certainement à Netflix de creuser un peu plus sa force de caractère.</text:span><text:line-break/><text:line-break/><text:span text:style-name="T3">Le premier épisode nous retrace donc l’extension très rapide de la petite entreprise d’Escobar. L’histoire est contée par un agent américain de la DEA, Steve Murphy parti à la traque d’El Patron. Sa voix nous raconte la manière dont un simple petit trafic s’est transformé en une machine à faire des billets verts par millions. Le réalisateur brésilien José Padilha nous offre un premier épisode esthétiquement très réussi. Il a d’ailleurs annoncé que la série se déroulera non seulement en Colombie mais également au Mexique, au Pérou ou encore aux Etats-Unis.</text:span><text:line-break/><text:line-break/><text:span text:style-name="T3">[...]</text:span><text:line-break/><text:line-break/><text:span text:style-name="T3">Un premier épisode finalement assez efficace tant par son contenu, que par son jeu et sa réalisation. On a tout de suite envie d'en savoir plus sur cette histoire invraisemblable à laquelle on a parfois du mal à croire. A mi-chemin entre le documentaire et la fiction, le film lève le voile sur un trafic juteux qui a permis à Escobar de devenir un criminel légendaire.</text:span> <text:span text:style-name="T19">4 étoil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soft-page-break/>Dark</text:p>
      <text:p text:style-name="P31"/>
      <text:p text:style-name="P31"><text:span text:style-name="T3">Un chef-d'œuvre !!! La seule série où j'ai du prendre des notes tout du long mais quel plaisir !! C'est tellement bien pensé, bien joué, bien monté. Pas une seule incohérence sur les 3 saisons et pourtant, pas un sujet facile à aborder que le voyage dans le temps... Des personnages attachants et un régal de découvrir tous les liens au fur et à mesure... La meilleure série en date ! Pour ceux qui aiment les trucs un peu tordus et qui aiment réfléchir (pas le droit de louper un moment, sinon c'est fichu pour la suite). Je recommande chaudement !</text:span> <text:span text:style-name="T19">5 étoiles</text:span></text:p>
      <text:p text:style-name="P27"><text:span text:style-name="T2"/></text:p>
      <text:p text:style-name="P27"><text:span text:style-name="T3">La saison 1 et 2 sont des réussites incontestées. C 'est bluffant, bien joué , accrocheur et prenant. Mais la saison 3 vient gâcher cette belle embellie. Ca part dans tous les sens, on se perd dans toutes les dimensions et on n'y comprend plus rien ce qui gache le plaisir de départ. A trop complexifié les choses , ce n'est plus intéressant. Dommage</text:span><text:span text:style-name="T2"> </text:span><text:span text:style-name="T9">3,5 étoiles</text:span></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8"><text:soft-page-break/><text:span text:style-name="T2">Sense8</text:span></text:p>
      <text:p text:style-name="P28"><text:span text:style-name="T2"/></text:p>
      <text:p text:style-name="P28"><text:span text:style-name="T3">Jamais une série ne m'avait autant fait passer d'un sentiment à un autre. Malheureusement, c'est un goût de trop peu et un sentiment de gâchis tellement il y avait encore énormément de choses à raconter. Nous avons malgré tt droit à une vraie fin et à un happy end mémorable!</text:span><text:span text:style-name="T2"> 5 étoiles</text:span></text:p>
      <text:p text:style-name="P28"><text:span text:style-name="T2"/></text:p>
      <text:p text:style-name="P28"><text:span text:style-name="T3">Sense8 est en tout point une véritable série humaine extraordinaire qui nous présente huit personnages très différents et connectés auxquels on s'attache. La série tient sa réussite par son excellente réalisation admirable et par l'aperçu de différents décors qui nous transporte à travers le monde entier. Malheureusement, la série prend énormément de temps à se mettre en place pour introduire tous ses personnages délaissant le côté science-fiction de l'intrigue. Malgré sa lenteur ressentie au fil des épisodes, Sense8 aura marqué les esprits.</text:span><text:span text:style-name="T2"> <text:s/></text:span><text:span text:style-name="T10">4 étoiles</text:span></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9"><text:soft-page-break/><text:span text:style-name="T10">The </text:span><text:span text:style-name="T2">rain</text:span></text:p>
      <text:p text:style-name="P29"><text:span text:style-name="T2"/></text:p>
      <text:p text:style-name="P29"><text:span text:style-name="T3">Après avoir été fortement tenté de lâcher à l'épisode 3 de la première saison, j'ai insisté pour une raison qui m'est jusque là inconnue et la fin de cette S1 m'a enfin donné véritablement envie de poursuivre. Passée la découverte des protagonistes principaux que l'on a juste envie de baffer, l'ellipse qui suit tient presque du génie quand on voit comme elle relance cette série en perdition. Ne vous fiez pas au titre d'ailleurs parce que très franchement, à part deux ou trois ondées matinales, l'intérêt ne repose pas là. Donc, ça parle virus, adolescence, survie, bunker et groupes humains avec une saison 2 bien meilleure et aux enjeux décuplés, les personnages prennent de l'épaisseur et les jeunes acteurs prennent la mesure de leurs rôles. La troisième est dans la continuité et tient toutes ses promesses, si l'on n'est pas trop exigeant évidemment. Au final, la pluie n'aura été qu'un prétexte pour traiter d'un virus et d'un monde apocalyptique, trois saisons sont suffisantes et si vous supportez l'aspect teen-movie, il se peut que vous passiez un moment sympathique.</text:span><text:span text:style-name="T2"> 3 étoiles</text:span></text:p>
      <text:p text:style-name="P29"><text:span text:style-name="T2"/></text:p>
      <text:p text:style-name="P29"><text:span text:style-name="T3">Une histoire intéressante joué par des acteurs qui ne sont pas naturel les dialogues sont plats ! Seul Simone sort du lot et donne un peu d'émotion dans la troisième saison !</text:span><text:span text:style-name="T2"><text:line-break/></text:span><text:span text:style-name="T3">La fin est tout de même bâclé on sent que la série a eu un budget très serré !</text:span><text:span text:style-name="T2"><text:line-break/></text:span><text:span text:style-name="T3">À regarder si vous n'avez rien à vous mettre sous la dent actuellement mais il faudra se faire violence à certains moments ! Dommage !</text:span><text:span text:style-name="T2"> </text:span><text:span text:style-name="T11">3 étoiles</text:span></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0"><text:soft-page-break/><text:span text:style-name="T11">T</text:span><text:span text:style-name="T2">imeless</text:span></text:p>
      <text:p text:style-name="P30"><text:span text:style-name="T2"/></text:p>
      <text:p text:style-name="P30"><text:span text:style-name="T3">Une série vraiment sympa avec des personnages attachants.</text:span><text:span text:style-name="T2"><text:line-break/></text:span><text:span text:style-name="T3">J'ai apprécié remonter dans l histoire sous cette forme.</text:span><text:span text:style-name="T2"><text:line-break/><text:line-break/></text:span><text:span text:style-name="T3">Pour une fois qu une série s'arrête quand il le faut et que la dernière saison Termine réellement la série !</text:span><text:span text:style-name="T2"><text:line-break/></text:span><text:span text:style-name="T3">Un vrai final en beauté sur cette dernière saison.</text:span><text:span text:style-name="T2"> 5 étoiles</text:span></text:p>
      <text:p text:style-name="P30"><text:span text:style-name="T2"/></text:p>
      <text:p text:style-name="P30"><text:span text:style-name="T3">Timeless séduit par son côté science-fiction historique et nous embarque dans différents voyages temporels de toute époque, mais le scénario reste en soit bien trop peu surprenant. Difficile d'être totalement convaincu par la série avec au cours des deux saisons des épisodes qui se répètent et s'apparentent souvent ainsi que des personnages rarement attachant. Timeless reste malgré tout une bonne fiction divertissante sur l'histoire américaine.</text:span><text:span text:style-name="T2"> 3 étoiles</text:span></text:p>
      <text:p text:style-name="P29"><text:span text:style-name="T2"/></text:p>
      <text:p text:style-name="P29"><text:span text:style-name="T2"/></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2T10:24:56.090000000</meta:creation-date>
    <dc:date>2023-01-12T17:16:54.311000000</dc:date>
    <meta:editing-duration>PT25M21S</meta:editing-duration>
    <meta:editing-cycles>3</meta:editing-cycles>
    <meta:generator>LibreOffice/7.2.7.2$Windows_X86_64 LibreOffice_project/8d71d29d553c0f7dcbfa38fbfda25ee34cce99a2</meta:generator>
    <meta:document-statistic meta:table-count="0" meta:image-count="0" meta:object-count="0" meta:page-count="32" meta:paragraph-count="106" meta:word-count="7373" meta:character-count="43641" meta:non-whitespace-character-count="36351"/>
  </office:meta>
</office:document-meta>
</file>